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8000000CE2334A370898F25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7f9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1311in" svg:y="0in" svg:width="6.9252in" svg:height="2.0972in" draw:z-index="0"><draw:image xlink:href="Pictures/10000201000002A8000000CE2334A370898F25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16:50.793000000</dc:date>
    <meta:editing-duration>PT13M13S</meta:editing-duration>
    <meta:editing-cycles>10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